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3ef27" style:font-size-asian="14pt" style:font-name-complex="B Mitra" style:font-size-complex="14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6645e" style:font-size-asian="14pt" style:font-name-complex="B Mitra" style:font-size-complex="14pt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4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5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paragraph-rsid="00156ae5" style:font-size-asian="14pt" style:font-name-complex="B Mitra" style:font-size-complex="14pt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3ef27" officeooo:paragraph-rsid="0013ef27" style:font-size-asian="14pt" style:font-weight-asian="bold" style:font-name-complex="B Mitra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bold" officeooo:rsid="0013ef27" officeooo:paragraph-rsid="0013ef27" style:font-size-asian="22pt" style:font-weight-asian="bold" style:font-name-complex="B Mitra" style:font-size-complex="22pt" style:font-weight-complex="bold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normal" officeooo:rsid="0013ef27" officeooo:paragraph-rsid="0013ef27" style:font-size-asian="22pt" style:font-weight-asian="normal" style:font-name-complex="B Mitra" style:font-size-complex="22pt" style:font-weight-complex="normal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style:font-name="B Mitra" fo:font-size="48pt" fo:font-weight="normal" officeooo:rsid="0013ef27" officeooo:paragraph-rsid="0013ef27" style:font-size-asian="48pt" style:font-weight-asian="normal" style:font-name-complex="B Mitra" style:font-size-complex="48pt" style:font-weight-complex="normal"/>
    </style:style>
    <style:style style:name="T1" style:family="text">
      <style:text-properties officeooo:rsid="00156a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645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فصل ۱</text:p>
      <text:p text:style-name="P1"/>
      <text:p text:style-name="P10">شروع کار با ارلنگ</text:p>
      <text:p text:style-name="P1"/>
      <text:p text:style-name="P9">۱.۱ مقدمه</text:p>
      <text:p text:style-name="P1"/>
      <text:p text:style-name="P6">۱.۱.۱ مقدمه</text:p>
      <text:p text:style-name="P2">این یک شروع کار کوچک برای یادگیری زبان برنامه نویسی ارلنگ می‌باشد.همه چیز اینجا واقعیست اما فقط بخشی <text:span text:style-name="T4">ا</text:span>زواقعی<text:span text:style-name="T4">ت.</text:span></text:p>
      <text:p text:style-name="P2">من به شما ساده‌ترین شکل دستورات را خواهم گفت اما نه همه‌ی آنها را.من <text:span text:style-name="T1">تمام سعی میکنم تا حد ممکن این کتاب راهنما را ساده و آسان بنویسم تا جایی که بشود تمام اطلاعاتی که در مرجع اصلی ارلنگ هست <text:s/>را اینجا یافت.</text:span></text:p>
      <text:p text:style-name="P3">همچنین من فرض میکنم که این اولین باری نیست که شما با کامپیوتر ارتباط دارید و حداقل اطلاعات در مورد نحوه برنامه‌ریزی شدنش دارید.البته نگران نباشید من نمیخواهم شما یک برنامه‌نویس حرفه‌ای باشید.فقط در حد پایه کافیست.</text:p>
      <text:p text:style-name="P3"/>
      <text:p text:style-name="P7"/>
      <text:p text:style-name="P3"><text:span text:style-name="T3">۱.۱.۲ مطالب حذف شده</text:span></text:p>
      <text:p text:style-name="P3">مطالبی که حذف شده‌اند به شرح <text:s/>زیر است:</text:p>
      <text:list xml:id="list8159210434515800387" text:style-name="L1">
        <text:list-item>
          <text:p text:style-name="P4">منابع</text:p>
        </text:list-item>
        <text:list-item>
          <text:p text:style-name="P5"><text:span text:style-name="T1"><text:s/>‌پیوند به بیرون</text:span></text:p>
        </text:list-item>
        <text:list-item>
          <text:p text:style-name="P4">رفع خطای محلی</text:p>
        </text:list-item>
        <text:list-item>
          <text:p text:style-name="P4">پیوندهای تک مسیر</text:p>
        </text:list-item>
        <text:list-item>
          <text:p text:style-name="P4">داده‌های دودویی</text:p>
        </text:list-item>
        <text:list-item>
          <text:p text:style-name="P4">لیست جامع</text:p>
        </text:list-item>
        <text:list-item>
          <text:p text:style-name="P4">نحوه ارتباط با بیرون و یا برنامه نویسی در زبان‌های دیگر (پورت) یک راهنمای جدا برای این امر وجود دارد.راهنمایی کوتاه در مورد کتابخانه‌های ارلنگ که با آنها کار خواهیم کرد برای مثال <text:s/>: <text:span text:style-name="T2">فایل هندلینگ</text:span></text:p>
        </text:list-item>
        <text:list-item>
          <text:p text:style-name="P4">OTP</text:p>
        </text:list-item>
        <text:list-item>
          <text:p text:style-name="P4">جدول اصطلاحات ارلنگ</text:p>
        </text:list-item>
        <text:list-item>
          <text:p text:style-name="P4">تغییر کد در برنامه در حال اجرا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4-01-16T09:31:15.501529993</meta:creation-date>
    <dc:date>2014-01-16T10:15:55.538842052</dc:date>
    <dc:creator>revolt </dc:creator>
    <meta:editing-duration>PT14M16S</meta:editing-duration>
    <meta:editing-cycles>1</meta:editing-cycles>
    <meta:document-statistic meta:table-count="0" meta:image-count="0" meta:object-count="0" meta:page-count="1" meta:paragraph-count="19" meta:word-count="193" meta:character-count="946" meta:non-whitespace-character-count="779"/>
    <meta:generator>LibreOffice/4.1.3.2$Linux_X86_64 LibreOffice_project/410m0$Build-2</meta:generator>
  </office:meta>
</office:document-meta>
</file>